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 AMT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transect</text:p>
          </table:table-cell>
          <table:table-cell office:value-type="string">
            <text:p>checked with NLSD</text:p>
          </table:table-cell>
        </table:table-row>
        <table:table-row table:style-name="ro1">
          <table:table-cell table:style-name="ce1" office:value-type="string">
            <text:p>“07”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8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9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A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B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H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F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G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R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T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U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V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W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X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Y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Z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6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Q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CC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DD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EE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FF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HH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JJ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KK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S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XX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YY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ZZ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TT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UU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VV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WW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PP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RR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QQ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SS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AA"</text:p>
          </table:table-cell>
          <table:table-cell office:value-type="string">
            <text:p>Y</text:p>
          </table:table-cell>
        </table:table-row>
        <table:table-row table:style-name="ro1">
          <table:table-cell table:style-name="ce1" office:value-type="string">
            <text:p>"0N"</text:p>
          </table:table-cell>
          <table:table-cell office:value-type="string">
            <text:p>Y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2012-01-19</text:date>, <text:time>09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ia Dawson</meta:initial-creator>
    <meta:creation-date>2012-01-18T20:16:33</meta:creation-date>
    <dc:date>2012-01-19T09:51:14</dc:date>
    <dc:creator>Andria Dawson</dc:creator>
    <meta:editing-duration>PT13H34M41S</meta:editing-duration>
    <meta:editing-cycles>17</meta:editing-cycles>
    <meta:generator>LibreOffice/3.3$Unix LibreOffice_project/330m19$Build-401</meta:generator>
    <meta:document-statistic meta:table-count="3" meta:cell-count="80" meta:object-count="0"/>
  </office:meta>
</office:document-meta>
</file>